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1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onnector draw:style-name="gr2" draw:text-style-name="P3" draw:layer="layout" draw:type="curve" svg:x1="11.272cm" svg:y1="5.639cm" svg:x2="8.177cm" svg:y2="2.639cm" draw:start-shape="id3" draw:start-glue-point="6" draw:end-shape="id1" draw:end-glue-point="10" svg:d="M11272 5639c-2322 0-775-3000-3095-3000" svg:viewBox="0 0 3096 3001">
          <text:p/>
        </draw:connector>
        <draw:custom-shape draw:style-name="gr3" draw:text-style-name="P4" draw:layer="layout" svg:width="2.794cm" svg:height="0.762cm" svg:x="7.214cm" svg:y="1.33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71cm" svg:height="0.762cm" svg:x="12.215cm" svg:y="4.333cm">
          <text:p text:style-name="P1">*fix/bug-12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20:04:46.971032869</dc:date>
    <meta:editing-duration>PT7M37S</meta:editing-duration>
    <meta:editing-cycles>7</meta:editing-cycles>
    <meta:generator>LibreOffice/5.1.6.2$Linux_X86_64 LibreOffice_project/10m0$Build-2</meta:generator>
    <meta:document-statistic meta:object-count="7"/>
  </office:meta>
</office:document-meta>
</file>